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0000002A0C38B1040D7FE3E5B.png" manifest:media-type="image/png"/>
  <manifest:file-entry manifest:full-path="Pictures/1000000100000200000001C78BFB55D507ECBB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oystix" svg:font-family="Joystix" style:font-pitch="variable"/>
    <style:font-face style:name="Joystix1" svg:font-family="Joystix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2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25.188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ff0000" loext:opacity="100%" style:font-name="Joystix1" fo:font-size="18pt"/>
    </style:style>
    <style:style style:name="P2" style:family="paragraph">
      <loext:graphic-properties draw:fill="none" draw:fill-color="#ffffff"/>
      <style:paragraph-properties style:writing-mode="lr-tb"/>
      <style:text-properties fo:color="#c9211e" loext:opacity="100%" style:font-name="Joystix1" fo:font-size="36pt" fo:font-weight="normal" style:font-size-asian="36pt" style:font-weight-asian="normal" style:font-size-complex="36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text-properties style:font-name="Joystix1" fo:font-size="40pt" style:font-size-asian="40pt" style:font-size-complex="40pt" fo:hyphenate="false" loext:hyphenation-no-caps="false"/>
    </style:style>
    <style:style style:name="P6" style:family="paragraph">
      <loext:graphic-properties draw:fill="none" draw:fill-color="#ffffff"/>
      <style:text-properties style:font-name="Joystix1" fo:font-size="40pt" style:font-size-asian="40pt" style:font-size-complex="40pt" fo:hyphenate="false" loext:hyphenation-no-caps="false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color="#ff0000" loext:opacity="100%" style:text-outline="true" style:font-name="Joystix1" fo:font-size="36pt" fo:text-shadow="1pt 1pt" style:font-size-asian="36pt" style:font-size-complex="36pt"/>
    </style:style>
    <style:style style:name="T2" style:family="text">
      <style:text-properties fo:color="#000000" loext:opacity="100%" style:font-name="Joystix1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c9211e" loext:opacity="100%" style:font-name="Joystix1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Joystix1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1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67cm" svg:height="1.525cm" svg:x="0.635cm" svg:y="13.765cm">
          <draw:text-box>
            <text:p><text:span text:style-name="T1">APP SCHOOL LIVE <text:s/>@ <text:s/>LESSON 6</text:span></text:p>
          </draw:text-box>
        </draw:frame>
        <draw:frame draw:style-name="gr2" draw:text-style-name="P2" draw:layer="layout" svg:width="25.688cm" svg:height="1.525cm" svg:x="0.635cm" svg:y="15.682cm">
          <draw:text-box>
            <text:p><text:span text:style-name="T2">A</text:span><text:span text:style-name="T3">Production Apps</text:span></text:p>
          </draw:text-box>
        </draw:frame>
        <draw:frame draw:style-name="gr3" draw:text-style-name="P3" draw:layer="layout" svg:width="12.23cm" svg:height="10.868cm" svg:x="7.836cm" svg:y="1.867cm">
          <draw:image xlink:href="Pictures/1000000100000200000001C78BFB55D507ECBB4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5" draw:text-style-name="P6" draw:layer="layout" svg:width="17.78cm" svg:height="10.149cm" svg:x="5.08cm" svg:y="2.54cm">
          <draw:text-box>
            <text:list text:style-name="L2">
              <text:list-item>
                <text:p text:style-name="P5"><text:span text:style-name="T4">Requirements</text:span></text:p>
              </text:list-item>
              <text:list-item>
                <text:p text:style-name="P5"><text:span text:style-name="T4">Design</text:span></text:p>
              </text:list-item>
              <text:list-item>
                <text:p text:style-name="P5"><text:span text:style-name="T4">Implementation</text:span></text:p>
              </text:list-item>
              <text:list-item>
                <text:p text:style-name="P5"><text:span text:style-name="T4">Testing</text:span></text:p>
              </text:list-item>
              <text:list-item>
                <text:p text:style-name="P5"><text:span text:style-name="T4">Deployment</text:span></text:p>
              </text:list-item>
              <text:list-item>
                <text:p text:style-name="P5"><text:span text:style-name="T4">Maintenance</text:span></text:p>
              </text:list-item>
              <text:list-item>
                <text:p text:style-name="P5"><text:span text:style-name="T4">Sunsetting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3" draw:text-style-name="P3" draw:layer="layout" svg:width="18.87cm" svg:height="16.51cm" svg:x="4.803cm" svg:y="0.435cm">
          <draw:image xlink:href="Pictures/1000000000000300000002A0C38B1040D7FE3E5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oystix" svg:font-family="Joystix" style:font-pitch="variable"/>
    <style:font-face style:name="Joystix1" svg:font-family="Joystix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8-16T11:48:00.672219197</dc:date>
    <meta:editing-duration>PT10H33M2S</meta:editing-duration>
    <meta:editing-cycles>238</meta:editing-cycles>
    <meta:generator>LibreOffice/7.2.7.2$Linux_X86_64 LibreOffice_project/20$Build-2</meta:generator>
    <meta:document-statistic meta:object-count="32"/>
  </office:meta>
</office:document-meta>
</file>